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T1" style:family="text">
      <style:text-properties fo:padding-left="0in" fo:padding-right="0in" fo:padding-top="0in" fo:padding-bottom="0.0193in" fo:border-left="none" fo:border-right="none" fo:border-top="none" fo:border-bottom="0.06pt dashed #ccc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3:17:21.686055818</meta:creation-date>
    <dc:date>2016-04-06T03:25:53.603197477</dc:date>
    <meta:editing-duration>PT8M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